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2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In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Subtotal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date" office:date-value="2022-01-03" calcext:value-type="date">
            <text:p>01/03/22</text:p>
          </table:table-cell>
          <table:table-cell office:value-type="time" office:time-value="PT08H27M00S" calcext:value-type="time">
            <text:p>08:27:00 AM</text:p>
          </table:table-cell>
          <table:table-cell office:value-type="time" office:time-value="PT13H18M36.1165356S" calcext:value-type="time">
            <text:p>01:18:36 PM</text:p>
          </table:table-cell>
          <table:table-cell table:formula="of:=IF([.C2]-[.B2] &gt; 0; [.C2]-[.B2]; 0)" office:value-type="time" office:time-value="PT04H51M36.116536S" calcext:value-type="time">
            <text:p>04:51:36</text:p>
          </table:table-cell>
          <table:table-cell office:value-type="time" office:time-value="PT13H55M22.407839834S" calcext:value-type="time">
            <text:p>01:55:22 PM</text:p>
          </table:table-cell>
          <table:table-cell office:value-type="time" office:time-value="PT17H55M36.2638596S" calcext:value-type="time">
            <text:p>05:55:36 PM</text:p>
          </table:table-cell>
          <table:table-cell table:formula="of:=IF([.F2]-[.E2] &gt; 0; [.F2]-[.E2]; 0)" office:value-type="time" office:time-value="PT04H00M13.85602S" calcext:value-type="time">
            <text:p>04:00:14</text:p>
          </table:table-cell>
          <table:table-cell table:formula="of:=[.D2]+[.G2]" office:value-type="time" office:time-value="PT08H51M49.972556S" calcext:value-type="time">
            <text:p>08:51:50</text:p>
          </table:table-cell>
          <table:table-cell office:value-type="string" calcext:value-type="string">
            <text:p>New timesheet, laptop setup (Unity, URP, render graph, cinemachine, 2D sprite), wall texture, despawn via anim event, enemy jumps/drops, variant enemies</text:p>
          </table:table-cell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time" office:time-value="PT08H31M27.757491525S" calcext:value-type="time">
            <text:p>08:31:27 AM</text:p>
          </table:table-cell>
          <table:table-cell office:value-type="time" office:time-value="PT11H46M41.1186484S" calcext:value-type="time">
            <text:p>11:46:41 AM</text:p>
          </table:table-cell>
          <table:table-cell table:formula="of:=IF([.C3]-[.B3] &gt; 0; [.C3]-[.B3]; 0)" office:value-type="time" office:time-value="PT03H15M13.361157S" calcext:value-type="time">
            <text:p>03:15:13</text:p>
          </table:table-cell>
          <table:table-cell office:value-type="time" office:time-value="PT12H51M02.380483347S" calcext:value-type="time">
            <text:p>12:51:02 PM</text:p>
          </table:table-cell>
          <table:table-cell office:value-type="time" office:time-value="PT16H58M06.9361152S" calcext:value-type="time">
            <text:p>04:58:06 PM</text:p>
          </table:table-cell>
          <table:table-cell table:formula="of:=IF([.F3]-[.E3] &gt; 0; [.F3]-[.E3]; 0)" office:value-type="time" office:time-value="PT04H07M04.555632S" calcext:value-type="time">
            <text:p>04:07:05</text:p>
          </table:table-cell>
          <table:table-cell table:formula="of:=[.D3]+[.G3]" office:value-type="time" office:time-value="PT07H22M17.916789S" calcext:value-type="time">
            <text:p>07:22:18</text:p>
          </table:table-cell>
          <table:table-cell office:value-type="string" calcext:value-type="string">
            <text:p>Enemy items, console commands, enemy variant despawning, GetComponent() caching, item attach/damage updates, AnimationController.m_maxPickUps</text:p>
          </table:table-cell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time" office:time-value="PT08H09M38.5909205S" calcext:value-type="time">
            <text:p>08:09:38 AM</text:p>
          </table:table-cell>
          <table:table-cell office:value-type="time" office:time-value="PT12H25M06.9258052S" calcext:value-type="time">
            <text:p>12:25:06 PM</text:p>
          </table:table-cell>
          <table:table-cell table:formula="of:=IF([.C4]-[.B4] &gt; 0; [.C4]-[.B4]; 0)" office:value-type="time" office:time-value="PT04H15M28.334885S" calcext:value-type="time">
            <text:p>04:15:28</text:p>
          </table:table-cell>
          <table:table-cell office:value-type="time" office:time-value="PT13H33M47.722969612S" calcext:value-type="time">
            <text:p>01:33:47 PM</text:p>
          </table:table-cell>
          <table:table-cell office:value-type="time" office:time-value="PT17H18M16.327861008S" calcext:value-type="time">
            <text:p>05:18:16 PM</text:p>
          </table:table-cell>
          <table:table-cell table:formula="of:=IF([.F4]-[.E4] &gt; 0; [.F4]-[.E4]; 0)" office:value-type="time" office:time-value="PT03H44M28.604891396S" calcext:value-type="time">
            <text:p>03:44:29</text:p>
          </table:table-cell>
          <table:table-cell table:formula="of:=[.D4]+[.G4]" office:value-type="time" office:time-value="PT07H59M56.939776S" calcext:value-type="time">
            <text:p>07:59:57</text:p>
          </table:table-cell>
          <table:table-cell office:value-type="string" calcext:value-type="string">
            <text:p>Avatar pickup fix, item trail improvements, medkits, doors and keys</text:p>
          </table:table-cell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time" office:time-value="PT08H26M20.833312017S" calcext:value-type="time">
            <text:p>08:26:20 AM</text:p>
          </table:table-cell>
          <table:table-cell office:value-type="time" office:time-value="PT12H32M24.3214317S" calcext:value-type="time">
            <text:p>12:32:24 PM</text:p>
          </table:table-cell>
          <table:table-cell table:formula="of:=IF([.C5]-[.B5] &gt; 0; [.C5]-[.B5]; 0)" office:value-type="time" office:time-value="PT04H06M03.48812S" calcext:value-type="time">
            <text:p>04:06:03</text:p>
          </table:table-cell>
          <table:table-cell office:value-type="time" office:time-value="PT13H50M59.236801198S" calcext:value-type="time">
            <text:p>01:50:59 PM</text:p>
          </table:table-cell>
          <table:table-cell office:value-type="time" office:time-value="PT17H44M46.8521946S" calcext:value-type="time">
            <text:p>05:44:46 PM</text:p>
          </table:table-cell>
          <table:table-cell table:formula="of:=IF([.F5]-[.E5] &gt; 0; [.F5]-[.E5]; 0)" office:value-type="time" office:time-value="PT03H53M47.615393S" calcext:value-type="time">
            <text:p>03:53:48</text:p>
          </table:table-cell>
          <table:table-cell table:formula="of:=[.D5]+[.G5]" office:value-type="time" office:time-value="PT07H59M51.103513S" calcext:value-type="time">
            <text:p>07:59:51</text:p>
          </table:table-cell>
          <table:table-cell office:value-type="string" calcext:value-type="string">
            <text:p>Room-based enemy spawning, door shadows/size fixes, item trail color, focus indicator tweaks, victory behind locks encouragement, </text:p>
          </table:table-cell>
        </table:table-row>
        <table:table-row table:style-name="ro1">
          <table:table-cell office:value-type="date" office:date-value="2022-01-07" calcext:value-type="date">
            <text:p>01/07/22</text:p>
          </table:table-cell>
          <table:table-cell office:value-type="time" office:time-value="PT08H04M21.700757573S" calcext:value-type="time">
            <text:p>08:04:21 AM</text:p>
          </table:table-cell>
          <table:table-cell table:style-name="Default"/>
          <table:table-cell table:formula="of:=IF([.C6]-[.B6] &gt; 0; [.C6]-[.B6]; 0)" office:value-type="time" office:time-value="PT00H00M00S" calcext:value-type="time">
            <text:p>00:00:00</text:p>
          </table:table-cell>
          <table:table-cell table:style-name="Default" table:number-columns-repeated="2"/>
          <table:table-cell table:formula="of:=IF([.F6]-[.E6] &gt; 0; [.F6]-[.E6]; 0)" office:value-type="time" office:time-value="PT00H00M00S" calcext:value-type="time">
            <text:p>00:00:00</text:p>
          </table:table-cell>
          <table:table-cell table:formula="of:=[.D6]+[.G6]" office:value-type="time" office:time-value="PT00H00M00S" calcext:value-type="time">
            <text:p>00:00:00</text:p>
          </table:table-cell>
          <table:table-cell office:value-type="string" calcext:value-type="string">
            <text:p>Build/ignore updates, item offhand use,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07:36:37.9362667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initial-creator>Benjamin Laws</meta:initial-creator>
    <meta:creation-date>2022-01-03T08:27:16.332416835</meta:creation-date>
    <dc:date>2022-01-07T08:39:45.284026938</dc:date>
    <dc:creator>Benjamin Laws</dc:creator>
    <meta:editing-duration>P1DT12H1M56S</meta:editing-duration>
    <meta:editing-cycles>43</meta:editing-cycles>
    <meta:generator>LibreOffice/7.0.6.2$MacOSX_X86_64 LibreOffice_project/144abb84a525d8e30c9dbbefa69cbbf2d8d4ae3b</meta:generator>
    <meta:document-statistic meta:table-count="1" meta:cell-count="51" meta:object-count="0"/>
  </office:meta>
</office:document-meta>
</file>